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ACOL-3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54.2pt"/>
    </style:style>
    <style:style style:name="co3" style:family="table-column">
      <style:table-column-properties fo:break-before="auto" style:column-width="64.01pt"/>
    </style:style>
    <style:style style:name="AROW-3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35.94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-1" style:family="table" style:master-page-name="Sheet2">
      <style:table-properties table:display="true" style:writing-mode="lr-tb"/>
    </style:style>
    <style:style style:name="ta-2" style:family="table" style:master-page-name="Sheet3">
      <style:table-properties table:display="true" style:writing-mode="lr-tb"/>
    </style:style>
    <style:style style:name="ta3" style:family="table" style:master-page-name="Sheet1">
      <style:table-properties table:display="true" style:writing-mode="lr-tb"/>
    </style:style>
    <style:style style:name="ACE-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middle"/>
      <style:paragraph-properties fo:text-align="center" fo:margin-left="0pt"/>
      <style:text-properties fo:color="#000000" style:text-line-through-style="none" style:text-line-through-type="none" style:font-name="Sans" fo:font-size="16pt" fo:font-style="normal" style:text-underline-style="none" fo:font-weight="normal" style:text-underline-mode="continuous" style:text-overline-mode="continuous" style:text-line-through-mode="continuous" style:font-size-asian="16pt" style:font-size-complex="16pt"/>
    </style:style>
    <style:style style:name="ce4" style:family="table-cell" style:parent-style-name="Default">
      <style:table-cell-properties style:vertical-align="middle"/>
      <style:text-properties fo:font-size="16pt" style:font-size-asian="16pt" style:font-size-complex="16pt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style:vertical-align="middle"/>
      <style:paragraph-properties fo:text-align="center" fo:margin-left="0pt"/>
      <style:text-properties fo:color="#000000" style:text-line-through-style="none" style:text-line-through-type="none" style:font-name="Sans" fo:font-size="16pt" fo:font-style="normal" style:text-underline-style="none" fo:font-weight="normal" style:text-underline-mode="continuous" style:text-overline-mode="continuous" style:text-line-through-mode="continuous" style:font-size-asian="16pt" style:font-size-complex="16pt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4"/>
        <table:table-row table:style-name="ro2"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table:formula="of:=[.B1]+1" office:value-type="float" office:value="1" calcext:value-type="float">
            <text:p>1</text:p>
          </table:table-cell>
          <table:table-cell table:style-name="ce3" table:formula="of:=[.C1]+1" office:value-type="float" office:value="2" calcext:value-type="float">
            <text:p>2</text:p>
          </table:table-cell>
          <table:table-cell table:style-name="ce3" table:formula="of:=[.D1]+1" office:value-type="float" office:value="3" calcext:value-type="float">
            <text:p>3</text:p>
          </table:table-cell>
          <table:table-cell table:style-name="ce3" table:formula="of:=[.E1]+1" office:value-type="float" office:value="4" calcext:value-type="float">
            <text:p>4</text:p>
          </table:table-cell>
          <table:table-cell table:style-name="ce3" table:formula="of:=[.F1]+1" office:value-type="float" office:value="5" calcext:value-type="float">
            <text:p>5</text:p>
          </table:table-cell>
          <table:table-cell table:style-name="ce3" table:formula="of:=[.G1]+1" office:value-type="float" office:value="6" calcext:value-type="float">
            <text:p>6</text:p>
          </table:table-cell>
          <table:table-cell table:style-name="ce3" table:formula="of:=[.H1]+1" office:value-type="float" office:value="7" calcext:value-type="float">
            <text:p>7</text:p>
          </table:table-cell>
          <table:table-cell table:style-name="ce3" table:formula="of:=[.I1]+1" office:value-type="float" office:value="8" calcext:value-type="float">
            <text:p>8</text:p>
          </table:table-cell>
          <table:table-cell table:style-name="ce3" table:formula="of:=[.J1]+1" office:value-type="float" office:value="9" calcext:value-type="float">
            <text:p>9</text:p>
          </table:table-cell>
          <table:table-cell table:style-name="ce3" table:formula="of:=[.K1]+1" office:value-type="float" office:value="10" calcext:value-type="float">
            <text:p>10</text:p>
          </table:table-cell>
          <table:table-cell table:style-name="ce3" table:formula="of:=[.L1]+1" office:value-type="float" office:value="11" calcext:value-type="float">
            <text:p>11</text:p>
          </table:table-cell>
          <table:table-cell table:style-name="ce3" table:formula="of:=[.M1]+1" office:value-type="float" office:value="12" calcext:value-type="float">
            <text:p>12</text:p>
          </table:table-cell>
          <table:table-cell table:style-name="ce3" table:formula="of:=[.N1]+1" office:value-type="float" office:value="13" calcext:value-type="float">
            <text:p>13</text:p>
          </table:table-cell>
          <table:table-cell table:style-name="ce3" table:number-columns-repeated="241"/>
          <table:table-cell table:number-columns-repeated="768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5" table:formula="of:=CONCATENATE(&quot;(&quot;;[.B$1];&quot;,&quot;;[.$A2];&quot;)&quot;)" office:value-type="string" office:string-value="(0,0)" calcext:value-type="string">
            <text:p>(0,0)</text:p>
          </table:table-cell>
          <table:table-cell table:style-name="ce5" table:formula="of:=CONCATENATE(&quot;(&quot;;[.C$1];&quot;,&quot;;[.$A2];&quot;)&quot;)" office:value-type="string" office:string-value="(1,0)" calcext:value-type="string">
            <text:p>(1,0)</text:p>
          </table:table-cell>
          <table:table-cell table:style-name="ce5" table:formula="of:=CONCATENATE(&quot;(&quot;;[.D$1];&quot;,&quot;;[.$A2];&quot;)&quot;)" office:value-type="string" office:string-value="(2,0)" calcext:value-type="string">
            <text:p>(2,0)</text:p>
          </table:table-cell>
          <table:table-cell table:style-name="ce5" table:formula="of:=CONCATENATE(&quot;(&quot;;[.E$1];&quot;,&quot;;[.$A2];&quot;)&quot;)" office:value-type="string" office:string-value="(3,0)" calcext:value-type="string">
            <text:p>(3,0)</text:p>
          </table:table-cell>
          <table:table-cell table:style-name="ce5" table:formula="of:=CONCATENATE(&quot;(&quot;;[.F$1];&quot;,&quot;;[.$A2];&quot;)&quot;)" office:value-type="string" office:string-value="(4,0)" calcext:value-type="string">
            <text:p>(4,0)</text:p>
          </table:table-cell>
          <table:table-cell table:style-name="ce5" table:formula="of:=CONCATENATE(&quot;(&quot;;[.G$1];&quot;,&quot;;[.$A2];&quot;)&quot;)" office:value-type="string" office:string-value="(5,0)" calcext:value-type="string">
            <text:p>(5,0)</text:p>
          </table:table-cell>
          <table:table-cell table:style-name="ce5" table:formula="of:=CONCATENATE(&quot;(&quot;;[.H$1];&quot;,&quot;;[.$A2];&quot;)&quot;)" office:value-type="string" office:string-value="(6,0)" calcext:value-type="string">
            <text:p>(6,0)</text:p>
          </table:table-cell>
          <table:table-cell table:style-name="ce5" table:formula="of:=CONCATENATE(&quot;(&quot;;[.I$1];&quot;,&quot;;[.$A2];&quot;)&quot;)" office:value-type="string" office:string-value="(7,0)" calcext:value-type="string">
            <text:p>(7,0)</text:p>
          </table:table-cell>
          <table:table-cell table:style-name="ce5" table:formula="of:=CONCATENATE(&quot;(&quot;;[.J$1];&quot;,&quot;;[.$A2];&quot;)&quot;)" office:value-type="string" office:string-value="(8,0)" calcext:value-type="string">
            <text:p>(8,0)</text:p>
          </table:table-cell>
          <table:table-cell table:style-name="ce5" table:formula="of:=CONCATENATE(&quot;(&quot;;[.K$1];&quot;,&quot;;[.$A2];&quot;)&quot;)" office:value-type="string" office:string-value="(9,0)" calcext:value-type="string">
            <text:p>(9,0)</text:p>
          </table:table-cell>
          <table:table-cell table:style-name="ce3" table:number-columns-repeated="245"/>
          <table:table-cell table:number-columns-repeated="768"/>
        </table:table-row>
        <table:table-row table:style-name="ro2">
          <table:table-cell table:style-name="ce3" table:formula="of:=[.A2]+1" office:value-type="float" office:value="1" calcext:value-type="float">
            <text:p>1</text:p>
          </table:table-cell>
          <table:table-cell table:style-name="ce5" table:formula="of:=CONCATENATE(&quot;(&quot;;[.B$1];&quot;,&quot;;[.$A3];&quot;)&quot;)" office:value-type="string" office:string-value="(0,1)" calcext:value-type="string">
            <text:p>(0,1)</text:p>
          </table:table-cell>
          <table:table-cell table:style-name="ce5" table:formula="of:=CONCATENATE(&quot;(&quot;;[.C$1];&quot;,&quot;;[.$A3];&quot;)&quot;)" office:value-type="string" office:string-value="(1,1)" calcext:value-type="string">
            <text:p>(1,1)</text:p>
          </table:table-cell>
          <table:table-cell table:style-name="ce5" table:formula="of:=CONCATENATE(&quot;(&quot;;[.D$1];&quot;,&quot;;[.$A3];&quot;)&quot;)" office:value-type="string" office:string-value="(2,1)" calcext:value-type="string">
            <text:p>(2,1)</text:p>
          </table:table-cell>
          <table:table-cell table:style-name="ce5" table:formula="of:=CONCATENATE(&quot;(&quot;;[.E$1];&quot;,&quot;;[.$A3];&quot;)&quot;)" office:value-type="string" office:string-value="(3,1)" calcext:value-type="string">
            <text:p>(3,1)</text:p>
          </table:table-cell>
          <table:table-cell table:style-name="ce5" table:formula="of:=CONCATENATE(&quot;(&quot;;[.F$1];&quot;,&quot;;[.$A3];&quot;)&quot;)" office:value-type="string" office:string-value="(4,1)" calcext:value-type="string">
            <text:p>(4,1)</text:p>
          </table:table-cell>
          <table:table-cell table:style-name="ce5" table:formula="of:=CONCATENATE(&quot;(&quot;;[.G$1];&quot;,&quot;;[.$A3];&quot;)&quot;)" office:value-type="string" office:string-value="(5,1)" calcext:value-type="string">
            <text:p>(5,1)</text:p>
          </table:table-cell>
          <table:table-cell table:style-name="ce5" table:formula="of:=CONCATENATE(&quot;(&quot;;[.H$1];&quot;,&quot;;[.$A3];&quot;)&quot;)" office:value-type="string" office:string-value="(6,1)" calcext:value-type="string">
            <text:p>(6,1)</text:p>
          </table:table-cell>
          <table:table-cell table:style-name="ce5" table:formula="of:=CONCATENATE(&quot;(&quot;;[.I$1];&quot;,&quot;;[.$A3];&quot;)&quot;)" office:value-type="string" office:string-value="(7,1)" calcext:value-type="string">
            <text:p>(7,1)</text:p>
          </table:table-cell>
          <table:table-cell table:style-name="ce5" table:formula="of:=CONCATENATE(&quot;(&quot;;[.J$1];&quot;,&quot;;[.$A3];&quot;)&quot;)" office:value-type="string" office:string-value="(8,1)" calcext:value-type="string">
            <text:p>(8,1)</text:p>
          </table:table-cell>
          <table:table-cell table:style-name="ce5" table:formula="of:=CONCATENATE(&quot;(&quot;;[.K$1];&quot;,&quot;;[.$A3];&quot;)&quot;)" office:value-type="string" office:string-value="(9,1)" calcext:value-type="string">
            <text:p>(9,1)</text:p>
          </table:table-cell>
          <table:table-cell table:style-name="ce3" table:number-columns-repeated="245"/>
          <table:table-cell table:number-columns-repeated="768"/>
        </table:table-row>
        <table:table-row table:style-name="ro2">
          <table:table-cell table:style-name="ce3" table:formula="of:=[.A3]+1" office:value-type="float" office:value="2" calcext:value-type="float">
            <text:p>2</text:p>
          </table:table-cell>
          <table:table-cell table:style-name="ce5" table:formula="of:=CONCATENATE(&quot;(&quot;;[.B$1];&quot;,&quot;;[.$A4];&quot;)&quot;)" office:value-type="string" office:string-value="(0,2)" calcext:value-type="string">
            <text:p>(0,2)</text:p>
          </table:table-cell>
          <table:table-cell table:style-name="ce5" table:formula="of:=CONCATENATE(&quot;(&quot;;[.C$1];&quot;,&quot;;[.$A4];&quot;)&quot;)" office:value-type="string" office:string-value="(1,2)" calcext:value-type="string">
            <text:p>(1,2)</text:p>
          </table:table-cell>
          <table:table-cell table:style-name="ce5" table:formula="of:=CONCATENATE(&quot;(&quot;;[.D$1];&quot;,&quot;;[.$A4];&quot;)&quot;)" office:value-type="string" office:string-value="(2,2)" calcext:value-type="string">
            <text:p>(2,2)</text:p>
          </table:table-cell>
          <table:table-cell table:style-name="ce5" table:formula="of:=CONCATENATE(&quot;(&quot;;[.E$1];&quot;,&quot;;[.$A4];&quot;)&quot;)" office:value-type="string" office:string-value="(3,2)" calcext:value-type="string">
            <text:p>(3,2)</text:p>
          </table:table-cell>
          <table:table-cell table:style-name="ce5" table:formula="of:=CONCATENATE(&quot;(&quot;;[.F$1];&quot;,&quot;;[.$A4];&quot;)&quot;)" office:value-type="string" office:string-value="(4,2)" calcext:value-type="string">
            <text:p>(4,2)</text:p>
          </table:table-cell>
          <table:table-cell table:style-name="ce5" table:formula="of:=CONCATENATE(&quot;(&quot;;[.G$1];&quot;,&quot;;[.$A4];&quot;)&quot;)" office:value-type="string" office:string-value="(5,2)" calcext:value-type="string">
            <text:p>(5,2)</text:p>
          </table:table-cell>
          <table:table-cell table:style-name="ce5" table:formula="of:=CONCATENATE(&quot;(&quot;;[.H$1];&quot;,&quot;;[.$A4];&quot;)&quot;)" office:value-type="string" office:string-value="(6,2)" calcext:value-type="string">
            <text:p>(6,2)</text:p>
          </table:table-cell>
          <table:table-cell table:style-name="ce5" table:formula="of:=CONCATENATE(&quot;(&quot;;[.I$1];&quot;,&quot;;[.$A4];&quot;)&quot;)" office:value-type="string" office:string-value="(7,2)" calcext:value-type="string">
            <text:p>(7,2)</text:p>
          </table:table-cell>
          <table:table-cell table:style-name="ce5" table:formula="of:=CONCATENATE(&quot;(&quot;;[.J$1];&quot;,&quot;;[.$A4];&quot;)&quot;)" office:value-type="string" office:string-value="(8,2)" calcext:value-type="string">
            <text:p>(8,2)</text:p>
          </table:table-cell>
          <table:table-cell table:style-name="ce5" table:formula="of:=CONCATENATE(&quot;(&quot;;[.K$1];&quot;,&quot;;[.$A4];&quot;)&quot;)" office:value-type="string" office:string-value="(9,2)" calcext:value-type="string">
            <text:p>(9,2)</text:p>
          </table:table-cell>
          <table:table-cell table:style-name="ce3" table:number-columns-repeated="245"/>
          <table:table-cell table:number-columns-repeated="768"/>
        </table:table-row>
        <table:table-row table:style-name="ro2">
          <table:table-cell table:style-name="ce3" table:formula="of:=[.A4]+1" office:value-type="float" office:value="3" calcext:value-type="float">
            <text:p>3</text:p>
          </table:table-cell>
          <table:table-cell table:style-name="ce5" table:formula="of:=CONCATENATE(&quot;(&quot;;[.B$1];&quot;,&quot;;[.$A5];&quot;)&quot;)" office:value-type="string" office:string-value="(0,3)" calcext:value-type="string">
            <text:p>(0,3)</text:p>
          </table:table-cell>
          <table:table-cell table:style-name="ce5" table:formula="of:=CONCATENATE(&quot;(&quot;;[.C$1];&quot;,&quot;;[.$A5];&quot;)&quot;)" office:value-type="string" office:string-value="(1,3)" calcext:value-type="string">
            <text:p>(1,3)</text:p>
          </table:table-cell>
          <table:table-cell table:style-name="ce5" table:formula="of:=CONCATENATE(&quot;(&quot;;[.D$1];&quot;,&quot;;[.$A5];&quot;)&quot;)" office:value-type="string" office:string-value="(2,3)" calcext:value-type="string">
            <text:p>(2,3)</text:p>
          </table:table-cell>
          <table:table-cell table:style-name="ce5" table:formula="of:=CONCATENATE(&quot;(&quot;;[.E$1];&quot;,&quot;;[.$A5];&quot;)&quot;)" office:value-type="string" office:string-value="(3,3)" calcext:value-type="string">
            <text:p>(3,3)</text:p>
          </table:table-cell>
          <table:table-cell table:style-name="ce5" table:formula="of:=CONCATENATE(&quot;(&quot;;[.F$1];&quot;,&quot;;[.$A5];&quot;)&quot;)" office:value-type="string" office:string-value="(4,3)" calcext:value-type="string">
            <text:p>(4,3)</text:p>
          </table:table-cell>
          <table:table-cell table:style-name="ce5" table:formula="of:=CONCATENATE(&quot;(&quot;;[.G$1];&quot;,&quot;;[.$A5];&quot;)&quot;)" office:value-type="string" office:string-value="(5,3)" calcext:value-type="string">
            <text:p>(5,3)</text:p>
          </table:table-cell>
          <table:table-cell table:style-name="ce5" table:formula="of:=CONCATENATE(&quot;(&quot;;[.H$1];&quot;,&quot;;[.$A5];&quot;)&quot;)" office:value-type="string" office:string-value="(6,3)" calcext:value-type="string">
            <text:p>(6,3)</text:p>
          </table:table-cell>
          <table:table-cell table:style-name="ce5" table:formula="of:=CONCATENATE(&quot;(&quot;;[.I$1];&quot;,&quot;;[.$A5];&quot;)&quot;)" office:value-type="string" office:string-value="(7,3)" calcext:value-type="string">
            <text:p>(7,3)</text:p>
          </table:table-cell>
          <table:table-cell table:style-name="ce5" table:formula="of:=CONCATENATE(&quot;(&quot;;[.J$1];&quot;,&quot;;[.$A5];&quot;)&quot;)" office:value-type="string" office:string-value="(8,3)" calcext:value-type="string">
            <text:p>(8,3)</text:p>
          </table:table-cell>
          <table:table-cell table:style-name="ce5" table:formula="of:=CONCATENATE(&quot;(&quot;;[.K$1];&quot;,&quot;;[.$A5];&quot;)&quot;)" office:value-type="string" office:string-value="(9,3)" calcext:value-type="string">
            <text:p>(9,3)</text:p>
          </table:table-cell>
          <table:table-cell table:style-name="ce3" table:number-columns-repeated="245"/>
          <table:table-cell table:number-columns-repeated="768"/>
        </table:table-row>
        <table:table-row table:style-name="ro2">
          <table:table-cell table:style-name="ce3" table:formula="of:=[.A5]+1" office:value-type="float" office:value="4" calcext:value-type="float">
            <text:p>4</text:p>
          </table:table-cell>
          <table:table-cell table:style-name="ce5" table:formula="of:=CONCATENATE(&quot;(&quot;;[.B$1];&quot;,&quot;;[.$A6];&quot;)&quot;)" office:value-type="string" office:string-value="(0,4)" calcext:value-type="string">
            <text:p>(0,4)</text:p>
          </table:table-cell>
          <table:table-cell table:style-name="ce5" table:formula="of:=CONCATENATE(&quot;(&quot;;[.C$1];&quot;,&quot;;[.$A6];&quot;)&quot;)" office:value-type="string" office:string-value="(1,4)" calcext:value-type="string">
            <text:p>(1,4)</text:p>
          </table:table-cell>
          <table:table-cell table:style-name="ce5" table:formula="of:=CONCATENATE(&quot;(&quot;;[.D$1];&quot;,&quot;;[.$A6];&quot;)&quot;)" office:value-type="string" office:string-value="(2,4)" calcext:value-type="string">
            <text:p>(2,4)</text:p>
          </table:table-cell>
          <table:table-cell table:style-name="ce5" table:formula="of:=CONCATENATE(&quot;(&quot;;[.E$1];&quot;,&quot;;[.$A6];&quot;)&quot;)" office:value-type="string" office:string-value="(3,4)" calcext:value-type="string">
            <text:p>(3,4)</text:p>
          </table:table-cell>
          <table:table-cell table:style-name="ce5" table:formula="of:=CONCATENATE(&quot;(&quot;;[.F$1];&quot;,&quot;;[.$A6];&quot;)&quot;)" office:value-type="string" office:string-value="(4,4)" calcext:value-type="string">
            <text:p>(4,4)</text:p>
          </table:table-cell>
          <table:table-cell table:style-name="ce5" table:formula="of:=CONCATENATE(&quot;(&quot;;[.G$1];&quot;,&quot;;[.$A6];&quot;)&quot;)" office:value-type="string" office:string-value="(5,4)" calcext:value-type="string">
            <text:p>(5,4)</text:p>
          </table:table-cell>
          <table:table-cell table:style-name="ce5" table:formula="of:=CONCATENATE(&quot;(&quot;;[.H$1];&quot;,&quot;;[.$A6];&quot;)&quot;)" office:value-type="string" office:string-value="(6,4)" calcext:value-type="string">
            <text:p>(6,4)</text:p>
          </table:table-cell>
          <table:table-cell table:style-name="ce5" table:formula="of:=CONCATENATE(&quot;(&quot;;[.I$1];&quot;,&quot;;[.$A6];&quot;)&quot;)" office:value-type="string" office:string-value="(7,4)" calcext:value-type="string">
            <text:p>(7,4)</text:p>
          </table:table-cell>
          <table:table-cell table:style-name="ce5" table:formula="of:=CONCATENATE(&quot;(&quot;;[.J$1];&quot;,&quot;;[.$A6];&quot;)&quot;)" office:value-type="string" office:string-value="(8,4)" calcext:value-type="string">
            <text:p>(8,4)</text:p>
          </table:table-cell>
          <table:table-cell table:style-name="ce5" table:formula="of:=CONCATENATE(&quot;(&quot;;[.K$1];&quot;,&quot;;[.$A6];&quot;)&quot;)" office:value-type="string" office:string-value="(9,4)" calcext:value-type="string">
            <text:p>(9,4)</text:p>
          </table:table-cell>
          <table:table-cell table:style-name="ce3" table:number-columns-repeated="245"/>
          <table:table-cell table:number-columns-repeated="768"/>
        </table:table-row>
        <table:table-row table:style-name="ro2">
          <table:table-cell table:style-name="ce3" table:formula="of:=[.A6]+1" office:value-type="float" office:value="5" calcext:value-type="float">
            <text:p>5</text:p>
          </table:table-cell>
          <table:table-cell table:style-name="ce5" table:formula="of:=CONCATENATE(&quot;(&quot;;[.B$1];&quot;,&quot;;[.$A7];&quot;)&quot;)" office:value-type="string" office:string-value="(0,5)" calcext:value-type="string">
            <text:p>(0,5)</text:p>
          </table:table-cell>
          <table:table-cell table:style-name="ce5" table:formula="of:=CONCATENATE(&quot;(&quot;;[.C$1];&quot;,&quot;;[.$A7];&quot;)&quot;)" office:value-type="string" office:string-value="(1,5)" calcext:value-type="string">
            <text:p>(1,5)</text:p>
          </table:table-cell>
          <table:table-cell table:style-name="ce5" table:formula="of:=CONCATENATE(&quot;(&quot;;[.D$1];&quot;,&quot;;[.$A7];&quot;)&quot;)" office:value-type="string" office:string-value="(2,5)" calcext:value-type="string">
            <text:p>(2,5)</text:p>
          </table:table-cell>
          <table:table-cell table:style-name="ce5" table:formula="of:=CONCATENATE(&quot;(&quot;;[.E$1];&quot;,&quot;;[.$A7];&quot;)&quot;)" office:value-type="string" office:string-value="(3,5)" calcext:value-type="string">
            <text:p>(3,5)</text:p>
          </table:table-cell>
          <table:table-cell table:style-name="ce5" table:formula="of:=CONCATENATE(&quot;(&quot;;[.F$1];&quot;,&quot;;[.$A7];&quot;)&quot;)" office:value-type="string" office:string-value="(4,5)" calcext:value-type="string">
            <text:p>(4,5)</text:p>
          </table:table-cell>
          <table:table-cell table:style-name="ce5" table:formula="of:=CONCATENATE(&quot;(&quot;;[.G$1];&quot;,&quot;;[.$A7];&quot;)&quot;)" office:value-type="string" office:string-value="(5,5)" calcext:value-type="string">
            <text:p>(5,5)</text:p>
          </table:table-cell>
          <table:table-cell table:style-name="ce5" table:formula="of:=CONCATENATE(&quot;(&quot;;[.H$1];&quot;,&quot;;[.$A7];&quot;)&quot;)" office:value-type="string" office:string-value="(6,5)" calcext:value-type="string">
            <text:p>(6,5)</text:p>
          </table:table-cell>
          <table:table-cell table:style-name="ce5" table:formula="of:=CONCATENATE(&quot;(&quot;;[.I$1];&quot;,&quot;;[.$A7];&quot;)&quot;)" office:value-type="string" office:string-value="(7,5)" calcext:value-type="string">
            <text:p>(7,5)</text:p>
          </table:table-cell>
          <table:table-cell table:style-name="ce5" table:formula="of:=CONCATENATE(&quot;(&quot;;[.J$1];&quot;,&quot;;[.$A7];&quot;)&quot;)" office:value-type="string" office:string-value="(8,5)" calcext:value-type="string">
            <text:p>(8,5)</text:p>
          </table:table-cell>
          <table:table-cell table:style-name="ce5" table:formula="of:=CONCATENATE(&quot;(&quot;;[.K$1];&quot;,&quot;;[.$A7];&quot;)&quot;)" office:value-type="string" office:string-value="(9,5)" calcext:value-type="string">
            <text:p>(9,5)</text:p>
          </table:table-cell>
          <table:table-cell table:style-name="ce3" table:number-columns-repeated="245"/>
          <table:table-cell table:number-columns-repeated="768"/>
        </table:table-row>
        <table:table-row table:style-name="ro2">
          <table:table-cell table:style-name="ce3" table:formula="of:=[.A7]+1" office:value-type="float" office:value="6" calcext:value-type="float">
            <text:p>6</text:p>
          </table:table-cell>
          <table:table-cell table:style-name="ce5" table:formula="of:=CONCATENATE(&quot;(&quot;;[.B$1];&quot;,&quot;;[.$A8];&quot;)&quot;)" office:value-type="string" office:string-value="(0,6)" calcext:value-type="string">
            <text:p>(0,6)</text:p>
          </table:table-cell>
          <table:table-cell table:style-name="ce5" table:formula="of:=CONCATENATE(&quot;(&quot;;[.C$1];&quot;,&quot;;[.$A8];&quot;)&quot;)" office:value-type="string" office:string-value="(1,6)" calcext:value-type="string">
            <text:p>(1,6)</text:p>
          </table:table-cell>
          <table:table-cell table:style-name="ce5" table:formula="of:=CONCATENATE(&quot;(&quot;;[.D$1];&quot;,&quot;;[.$A8];&quot;)&quot;)" office:value-type="string" office:string-value="(2,6)" calcext:value-type="string">
            <text:p>(2,6)</text:p>
          </table:table-cell>
          <table:table-cell table:style-name="ce5" table:formula="of:=CONCATENATE(&quot;(&quot;;[.E$1];&quot;,&quot;;[.$A8];&quot;)&quot;)" office:value-type="string" office:string-value="(3,6)" calcext:value-type="string">
            <text:p>(3,6)</text:p>
          </table:table-cell>
          <table:table-cell table:style-name="ce5" table:formula="of:=CONCATENATE(&quot;(&quot;;[.F$1];&quot;,&quot;;[.$A8];&quot;)&quot;)" office:value-type="string" office:string-value="(4,6)" calcext:value-type="string">
            <text:p>(4,6)</text:p>
          </table:table-cell>
          <table:table-cell table:style-name="ce5" table:formula="of:=CONCATENATE(&quot;(&quot;;[.G$1];&quot;,&quot;;[.$A8];&quot;)&quot;)" office:value-type="string" office:string-value="(5,6)" calcext:value-type="string">
            <text:p>(5,6)</text:p>
          </table:table-cell>
          <table:table-cell table:style-name="ce5" table:formula="of:=CONCATENATE(&quot;(&quot;;[.H$1];&quot;,&quot;;[.$A8];&quot;)&quot;)" office:value-type="string" office:string-value="(6,6)" calcext:value-type="string">
            <text:p>(6,6)</text:p>
          </table:table-cell>
          <table:table-cell table:style-name="ce5" table:formula="of:=CONCATENATE(&quot;(&quot;;[.I$1];&quot;,&quot;;[.$A8];&quot;)&quot;)" office:value-type="string" office:string-value="(7,6)" calcext:value-type="string">
            <text:p>(7,6)</text:p>
          </table:table-cell>
          <table:table-cell table:style-name="ce5" table:formula="of:=CONCATENATE(&quot;(&quot;;[.J$1];&quot;,&quot;;[.$A8];&quot;)&quot;)" office:value-type="string" office:string-value="(8,6)" calcext:value-type="string">
            <text:p>(8,6)</text:p>
          </table:table-cell>
          <table:table-cell table:style-name="ce5" table:formula="of:=CONCATENATE(&quot;(&quot;;[.K$1];&quot;,&quot;;[.$A8];&quot;)&quot;)" office:value-type="string" office:string-value="(9,6)" calcext:value-type="string">
            <text:p>(9,6)</text:p>
          </table:table-cell>
          <table:table-cell table:style-name="ce3" table:number-columns-repeated="245"/>
          <table:table-cell table:number-columns-repeated="768"/>
        </table:table-row>
        <table:table-row table:style-name="ro2">
          <table:table-cell table:style-name="ce3" table:formula="of:=[.A8]+1" office:value-type="float" office:value="7" calcext:value-type="float">
            <text:p>7</text:p>
          </table:table-cell>
          <table:table-cell table:style-name="ce5" table:formula="of:=CONCATENATE(&quot;(&quot;;[.B$1];&quot;,&quot;;[.$A9];&quot;)&quot;)" office:value-type="string" office:string-value="(0,7)" calcext:value-type="string">
            <text:p>(0,7)</text:p>
          </table:table-cell>
          <table:table-cell table:style-name="ce5" table:formula="of:=CONCATENATE(&quot;(&quot;;[.C$1];&quot;,&quot;;[.$A9];&quot;)&quot;)" office:value-type="string" office:string-value="(1,7)" calcext:value-type="string">
            <text:p>(1,7)</text:p>
          </table:table-cell>
          <table:table-cell table:style-name="ce5" table:formula="of:=CONCATENATE(&quot;(&quot;;[.D$1];&quot;,&quot;;[.$A9];&quot;)&quot;)" office:value-type="string" office:string-value="(2,7)" calcext:value-type="string">
            <text:p>(2,7)</text:p>
          </table:table-cell>
          <table:table-cell table:style-name="ce5" table:formula="of:=CONCATENATE(&quot;(&quot;;[.E$1];&quot;,&quot;;[.$A9];&quot;)&quot;)" office:value-type="string" office:string-value="(3,7)" calcext:value-type="string">
            <text:p>(3,7)</text:p>
          </table:table-cell>
          <table:table-cell table:style-name="ce5" table:formula="of:=CONCATENATE(&quot;(&quot;;[.F$1];&quot;,&quot;;[.$A9];&quot;)&quot;)" office:value-type="string" office:string-value="(4,7)" calcext:value-type="string">
            <text:p>(4,7)</text:p>
          </table:table-cell>
          <table:table-cell table:style-name="ce5" table:formula="of:=CONCATENATE(&quot;(&quot;;[.G$1];&quot;,&quot;;[.$A9];&quot;)&quot;)" office:value-type="string" office:string-value="(5,7)" calcext:value-type="string">
            <text:p>(5,7)</text:p>
          </table:table-cell>
          <table:table-cell table:style-name="ce5" table:formula="of:=CONCATENATE(&quot;(&quot;;[.H$1];&quot;,&quot;;[.$A9];&quot;)&quot;)" office:value-type="string" office:string-value="(6,7)" calcext:value-type="string">
            <text:p>(6,7)</text:p>
          </table:table-cell>
          <table:table-cell table:style-name="ce5" table:formula="of:=CONCATENATE(&quot;(&quot;;[.I$1];&quot;,&quot;;[.$A9];&quot;)&quot;)" office:value-type="string" office:string-value="(7,7)" calcext:value-type="string">
            <text:p>(7,7)</text:p>
          </table:table-cell>
          <table:table-cell table:style-name="ce5" table:formula="of:=CONCATENATE(&quot;(&quot;;[.J$1];&quot;,&quot;;[.$A9];&quot;)&quot;)" office:value-type="string" office:string-value="(8,7)" calcext:value-type="string">
            <text:p>(8,7)</text:p>
          </table:table-cell>
          <table:table-cell table:style-name="ce5" table:formula="of:=CONCATENATE(&quot;(&quot;;[.K$1];&quot;,&quot;;[.$A9];&quot;)&quot;)" office:value-type="string" office:string-value="(9,7)" calcext:value-type="string">
            <text:p>(9,7)</text:p>
          </table:table-cell>
          <table:table-cell table:style-name="ce3" table:number-columns-repeated="245"/>
          <table:table-cell table:number-columns-repeated="768"/>
        </table:table-row>
        <table:table-row table:style-name="ro2">
          <table:table-cell table:style-name="ce3" table:formula="of:=[.A9]+1" office:value-type="float" office:value="8" calcext:value-type="float">
            <text:p>8</text:p>
          </table:table-cell>
          <table:table-cell table:style-name="ce5" table:formula="of:=CONCATENATE(&quot;(&quot;;[.B$1];&quot;,&quot;;[.$A10];&quot;)&quot;)" office:value-type="string" office:string-value="(0,8)" calcext:value-type="string">
            <text:p>(0,8)</text:p>
          </table:table-cell>
          <table:table-cell table:style-name="ce5" table:formula="of:=CONCATENATE(&quot;(&quot;;[.C$1];&quot;,&quot;;[.$A10];&quot;)&quot;)" office:value-type="string" office:string-value="(1,8)" calcext:value-type="string">
            <text:p>(1,8)</text:p>
          </table:table-cell>
          <table:table-cell table:style-name="ce5" table:formula="of:=CONCATENATE(&quot;(&quot;;[.D$1];&quot;,&quot;;[.$A10];&quot;)&quot;)" office:value-type="string" office:string-value="(2,8)" calcext:value-type="string">
            <text:p>(2,8)</text:p>
          </table:table-cell>
          <table:table-cell table:style-name="ce5" table:formula="of:=CONCATENATE(&quot;(&quot;;[.E$1];&quot;,&quot;;[.$A10];&quot;)&quot;)" office:value-type="string" office:string-value="(3,8)" calcext:value-type="string">
            <text:p>(3,8)</text:p>
          </table:table-cell>
          <table:table-cell table:style-name="ce5" table:formula="of:=CONCATENATE(&quot;(&quot;;[.F$1];&quot;,&quot;;[.$A10];&quot;)&quot;)" office:value-type="string" office:string-value="(4,8)" calcext:value-type="string">
            <text:p>(4,8)</text:p>
          </table:table-cell>
          <table:table-cell table:style-name="ce5" table:formula="of:=CONCATENATE(&quot;(&quot;;[.G$1];&quot;,&quot;;[.$A10];&quot;)&quot;)" office:value-type="string" office:string-value="(5,8)" calcext:value-type="string">
            <text:p>(5,8)</text:p>
          </table:table-cell>
          <table:table-cell table:style-name="ce5" table:formula="of:=CONCATENATE(&quot;(&quot;;[.H$1];&quot;,&quot;;[.$A10];&quot;)&quot;)" office:value-type="string" office:string-value="(6,8)" calcext:value-type="string">
            <text:p>(6,8)</text:p>
          </table:table-cell>
          <table:table-cell table:style-name="ce5" table:formula="of:=CONCATENATE(&quot;(&quot;;[.I$1];&quot;,&quot;;[.$A10];&quot;)&quot;)" office:value-type="string" office:string-value="(7,8)" calcext:value-type="string">
            <text:p>(7,8)</text:p>
          </table:table-cell>
          <table:table-cell table:style-name="ce5" table:formula="of:=CONCATENATE(&quot;(&quot;;[.J$1];&quot;,&quot;;[.$A10];&quot;)&quot;)" office:value-type="string" office:string-value="(8,8)" calcext:value-type="string">
            <text:p>(8,8)</text:p>
          </table:table-cell>
          <table:table-cell table:style-name="ce5" table:formula="of:=CONCATENATE(&quot;(&quot;;[.K$1];&quot;,&quot;;[.$A10];&quot;)&quot;)" office:value-type="string" office:string-value="(9,8)" calcext:value-type="string">
            <text:p>(9,8)</text:p>
          </table:table-cell>
          <table:table-cell table:style-name="ce3" table:number-columns-repeated="245"/>
          <table:table-cell table:number-columns-repeated="768"/>
        </table:table-row>
        <table:table-row table:style-name="ro2">
          <table:table-cell table:style-name="ce3" table:formula="of:=[.A10]+1" office:value-type="float" office:value="9" calcext:value-type="float">
            <text:p>9</text:p>
          </table:table-cell>
          <table:table-cell table:style-name="ce5" table:formula="of:=CONCATENATE(&quot;(&quot;;[.B$1];&quot;,&quot;;[.$A11];&quot;)&quot;)" office:value-type="string" office:string-value="(0,9)" calcext:value-type="string">
            <text:p>(0,9)</text:p>
          </table:table-cell>
          <table:table-cell table:style-name="ce5" table:formula="of:=CONCATENATE(&quot;(&quot;;[.C$1];&quot;,&quot;;[.$A11];&quot;)&quot;)" office:value-type="string" office:string-value="(1,9)" calcext:value-type="string">
            <text:p>(1,9)</text:p>
          </table:table-cell>
          <table:table-cell table:style-name="ce5" table:formula="of:=CONCATENATE(&quot;(&quot;;[.D$1];&quot;,&quot;;[.$A11];&quot;)&quot;)" office:value-type="string" office:string-value="(2,9)" calcext:value-type="string">
            <text:p>(2,9)</text:p>
          </table:table-cell>
          <table:table-cell table:style-name="ce5" table:formula="of:=CONCATENATE(&quot;(&quot;;[.E$1];&quot;,&quot;;[.$A11];&quot;)&quot;)" office:value-type="string" office:string-value="(3,9)" calcext:value-type="string">
            <text:p>(3,9)</text:p>
          </table:table-cell>
          <table:table-cell table:style-name="ce5" table:formula="of:=CONCATENATE(&quot;(&quot;;[.F$1];&quot;,&quot;;[.$A11];&quot;)&quot;)" office:value-type="string" office:string-value="(4,9)" calcext:value-type="string">
            <text:p>(4,9)</text:p>
          </table:table-cell>
          <table:table-cell table:style-name="ce5" table:formula="of:=CONCATENATE(&quot;(&quot;;[.G$1];&quot;,&quot;;[.$A11];&quot;)&quot;)" office:value-type="string" office:string-value="(5,9)" calcext:value-type="string">
            <text:p>(5,9)</text:p>
          </table:table-cell>
          <table:table-cell table:style-name="ce5" table:formula="of:=CONCATENATE(&quot;(&quot;;[.H$1];&quot;,&quot;;[.$A11];&quot;)&quot;)" office:value-type="string" office:string-value="(6,9)" calcext:value-type="string">
            <text:p>(6,9)</text:p>
          </table:table-cell>
          <table:table-cell table:style-name="ce5" table:formula="of:=CONCATENATE(&quot;(&quot;;[.I$1];&quot;,&quot;;[.$A11];&quot;)&quot;)" office:value-type="string" office:string-value="(7,9)" calcext:value-type="string">
            <text:p>(7,9)</text:p>
          </table:table-cell>
          <table:table-cell table:style-name="ce5" table:formula="of:=CONCATENATE(&quot;(&quot;;[.J$1];&quot;,&quot;;[.$A11];&quot;)&quot;)" office:value-type="string" office:string-value="(8,9)" calcext:value-type="string">
            <text:p>(8,9)</text:p>
          </table:table-cell>
          <table:table-cell table:style-name="ce5" table:formula="of:=CONCATENATE(&quot;(&quot;;[.K$1];&quot;,&quot;;[.$A11];&quot;)&quot;)" office:value-type="string" office:string-value="(9,9)" calcext:value-type="string">
            <text:p>(9,9)</text:p>
          </table:table-cell>
          <table:table-cell table:style-name="ce3" table:number-columns-repeated="245"/>
          <table:table-cell table:number-columns-repeated="768"/>
        </table:table-row>
        <table:table-row table:style-name="ro2">
          <table:table-cell table:style-name="ce3" table:formula="of:=[.A11]+1" office:value-type="float" office:value="10" calcext:value-type="float">
            <text:p>10</text:p>
          </table:table-cell>
          <table:table-cell table:style-name="ce3" table:number-columns-repeated="255"/>
          <table:table-cell table:number-columns-repeated="768"/>
        </table:table-row>
        <table:table-row table:style-name="ro2">
          <table:table-cell table:style-name="ce3" table:formula="of:=[.A12]+1" office:value-type="float" office:value="11" calcext:value-type="float">
            <text:p>11</text:p>
          </table:table-cell>
          <table:table-cell table:style-name="ce3" table:number-columns-repeated="255"/>
          <table:table-cell table:number-columns-repeated="768"/>
        </table:table-row>
        <table:table-row table:style-name="ro2">
          <table:table-cell table:style-name="ce3" table:formula="of:=[.A13]+1" office:value-type="float" office:value="12" calcext:value-type="float">
            <text:p>12</text:p>
          </table:table-cell>
          <table:table-cell table:style-name="ce3" table:number-columns-repeated="255"/>
          <table:table-cell table:number-columns-repeated="768"/>
        </table:table-row>
        <table:table-row table:style-name="ro2">
          <table:table-cell table:style-name="ce3" table:formula="of:=[.A14]+1" office:value-type="float" office:value="13" calcext:value-type="float">
            <text:p>13</text:p>
          </table:table-cell>
          <table:table-cell table:style-name="ce3" table:number-columns-repeated="255"/>
          <table:table-cell table:number-columns-repeated="768"/>
        </table:table-row>
        <table:table-row table:style-name="ro2">
          <table:table-cell table:style-name="ce3" table:formula="of:=[.A15]+1" office:value-type="float" office:value="14" calcext:value-type="float">
            <text:p>14</text:p>
          </table:table-cell>
          <table:table-cell table:style-name="ce3" table:number-columns-repeated="255"/>
          <table:table-cell table:number-columns-repeated="768"/>
        </table:table-row>
        <table:table-row table:style-name="ro2">
          <table:table-cell table:style-name="ce3" table:formula="of:=[.A16]+1" office:value-type="float" office:value="15" calcext:value-type="float">
            <text:p>15</text:p>
          </table:table-cell>
          <table:table-cell table:style-name="ce3" table:number-columns-repeated="255"/>
          <table:table-cell table:number-columns-repeated="768"/>
        </table:table-row>
        <table:table-row table:style-name="ro2">
          <table:table-cell table:style-name="ce3" table:formula="of:=[.A17]+1" office:value-type="float" office:value="16" calcext:value-type="float">
            <text:p>16</text:p>
          </table:table-cell>
          <table:table-cell table:style-name="ce3" table:number-columns-repeated="255"/>
          <table:table-cell table:number-columns-repeated="768"/>
        </table:table-row>
        <table:table-row table:style-name="ro2">
          <table:table-cell table:style-name="ce3" table:formula="of:=[.A18]+1" office:value-type="float" office:value="17" calcext:value-type="float">
            <text:p>17</text:p>
          </table:table-cell>
          <table:table-cell table:style-name="ce3" table:number-columns-repeated="255"/>
          <table:table-cell table:number-columns-repeated="768"/>
        </table:table-row>
        <table:table-row table:style-name="ro2">
          <table:table-cell table:style-name="ce3" table:formula="of:=[.A19]+1" office:value-type="float" office:value="18" calcext:value-type="float">
            <text:p>18</text:p>
          </table:table-cell>
          <table:table-cell table:style-name="ce3" table:number-columns-repeated="255"/>
          <table:table-cell table:number-columns-repeated="768"/>
        </table:table-row>
        <table:table-row table:style-name="ro2">
          <table:table-cell table:style-name="ce3" table:formula="of:=[.A20]+1" office:value-type="float" office:value="19" calcext:value-type="float">
            <text:p>19</text:p>
          </table:table-cell>
          <table:table-cell table:style-name="ce3" table:number-columns-repeated="255"/>
          <table:table-cell table:number-columns-repeated="768"/>
        </table:table-row>
        <table:table-row table:style-name="ro2">
          <table:table-cell table:style-name="ce3" table:formula="of:=[.A21]+1" office:value-type="float" office:value="20" calcext:value-type="float">
            <text:p>20</text:p>
          </table:table-cell>
          <table:table-cell table:style-name="ce3" table:number-columns-repeated="255"/>
          <table:table-cell table:number-columns-repeated="768"/>
        </table:table-row>
        <table:table-row table:style-name="ro2">
          <table:table-cell table:style-name="ce3" table:formula="of:=[.A22]+1" office:value-type="float" office:value="21" calcext:value-type="float">
            <text:p>21</text:p>
          </table:table-cell>
          <table:table-cell table:style-name="ce3" table:number-columns-repeated="255"/>
          <table:table-cell table:number-columns-repeated="768"/>
        </table:table-row>
        <table:table-row table:style-name="ro2">
          <table:table-cell table:style-name="ce3" table:formula="of:=[.A23]+1" office:value-type="float" office:value="22" calcext:value-type="float">
            <text:p>22</text:p>
          </table:table-cell>
          <table:table-cell table:style-name="ce3" table:number-columns-repeated="255"/>
          <table:table-cell table:number-columns-repeated="768"/>
        </table:table-row>
        <table:table-row table:style-name="ro2">
          <table:table-cell table:style-name="ce3" table:formula="of:=[.A24]+1" office:value-type="float" office:value="23" calcext:value-type="float">
            <text:p>23</text:p>
          </table:table-cell>
          <table:table-cell table:style-name="ce3" table:number-columns-repeated="255"/>
          <table:table-cell table:number-columns-repeated="768"/>
        </table:table-row>
        <table:table-row table:style-name="ro2">
          <table:table-cell table:style-name="ce3" table:formula="of:=[.A25]+1" office:value-type="float" office:value="24" calcext:value-type="float">
            <text:p>24</text:p>
          </table:table-cell>
          <table:table-cell table:style-name="ce3" table:number-columns-repeated="255"/>
          <table:table-cell table:number-columns-repeated="768"/>
        </table:table-row>
        <table:table-row table:style-name="ro2" table:number-rows-repeated="65510">
          <table:table-cell table:style-name="ce3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table table:name="Sheet2" table:style-name="ta-1" table:print="true">
        <office:forms form:automatic-focus="false" form:apply-design-mode="false">
          <form:form/>
        </office:forms>
        <table:table-column table:default-cell-style-name="ACE-1" table:style-name="ACOL-3" table:number-columns-repeated="256"/>
        <table:table-row table:style-name="AROW-3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2" table:style-name="ACOL-3" table:number-columns-repeated="256"/>
        <table:table-row table:style-name="AROW-3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00%" style:writing-mode="lr-tb" style:print="annotations charts drawings objects"/>
      <style:header-style>
        <style:header-footer-properties fo:min-height="47.99pt" fo:margin-left="0pt" fo:margin-right="0pt" fo:margin-bottom="0pt" fo:border="none" fo:padding="0pt" style:shadow="none"/>
      </style:header-style>
      <style:footer-style>
        <style:header-footer-properties fo:min-height="47.99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8">00/00/0000</text:date>, <text:time style:data-style-name="N2" text:time-value="10:36:27.4301920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8T10:36:57.929411081</dc:date>
    <meta:creation-date>2017-03-17T15:21:18Z</meta:creation-date>
    <meta:generator>LibreOffice/5.2.2.2$Linux_X86_64 LibreOffice_project/20m0$Build-2</meta:generator>
    <meta:editing-duration>PT1M19S</meta:editing-duration>
    <meta:editing-cycles>3</meta:editing-cycles>
    <meta:document-statistic meta:table-count="3" meta:cell-count="139" meta:object-count="0"/>
  </office:meta>
</office:document-meta>
</file>